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083in" fo:widows="1" fo:text-indent="0in" style:auto-text-indent="false"/>
    </style:style>
    <style:style style:name="P2" style:family="paragraph" style:parent-style-name="Standard">
      <style:paragraph-properties fo:margin-left="0in" fo:margin-right="0in" style:line-height-at-least="0.2083in" fo:widows="1" fo:text-indent="0in" style:auto-text-indent="false"/>
      <style:text-properties officeooo:paragraph-rsid="00198fc0"/>
    </style:style>
    <style:style style:name="P3" style:family="paragraph" style:parent-style-name="Standard">
      <style:paragraph-properties fo:margin-left="0in" fo:margin-right="0in" style:line-height-at-least="0.2083in" fo:widows="1" fo:text-indent="0in" style:auto-text-indent="false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4" style:family="paragraph" style:parent-style-name="Standard">
      <style:paragraph-properties fo:margin-left="0in" fo:margin-right="0in" style:line-height-at-least="0.2083in" fo:widows="1" fo:text-indent="0in" style:auto-text-indent="false"/>
      <style:text-properties fo:font-variant="normal" fo:text-transform="none" fo:color="#333333" style:font-name="Helvetica Neue" fo:font-size="9.75pt" fo:letter-spacing="normal" fo:font-style="normal" fo:font-weight="normal" officeooo:rsid="001af25a" officeooo:paragraph-rsid="001af25a"/>
    </style:style>
    <style:style style:name="T1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9.75pt" fo:letter-spacing="normal" fo:font-style="normal" fo:font-weight="normal" officeooo:rsid="00198f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avis Robinson Project B Group Feedback</text:p>
      <text:p text:style-name="P3">Name of the project: Women’s Shelter Interview Training Website</text:p>
      <text:p text:style-name="P3"/>
      <text:p text:style-name="P1"><text:span text:style-name="T1">Name of group member: </text:span><text:span text:style-name="T2">Preston From</text:span><text:line-break/><text:span text:style-name="T1">Participation in group meetings: </text:span><text:span text:style-name="T2">10</text:span><text:line-break/><text:span text:style-name="T1">Timeliness in deliverable: </text:span><text:span text:style-name="T2">10</text:span><text:line-break/><text:span text:style-name="T1">Giving feedback: </text:span><text:span text:style-name="T2">10</text:span><text:line-break/><text:span text:style-name="T1">Total point: </text:span><text:span text:style-name="T2">10</text:span><text:span text:style-name="T1"> out of 10</text:span><text:line-break/><text:span text:style-name="T1">Comments(If any):</text:span><text:line-break/><text:line-break/><text:span text:style-name="T1">Name of group member: </text:span><text:span text:style-name="T2">Richard Gibson</text:span><text:line-break/><text:span text:style-name="T1">Participation in group meetings: </text:span><text:span text:style-name="T2">5</text:span><text:line-break/><text:span text:style-name="T1">Timeliness in deliverable: </text:span><text:span text:style-name="T2">10</text:span><text:line-break/><text:span text:style-name="T1">Giving feedback: </text:span><text:span text:style-name="T2">7</text:span><text:line-break/><text:span text:style-name="T1">Total point: </text:span><text:span text:style-name="T2">7</text:span><text:span text:style-name="T1"> out of 10</text:span><text:line-break/><text:span text:style-name="T1">Comments(If any): </text:span><text:span text:style-name="T2">Missed many meetings or would attend but not contribute, provided little contribution/feedback to report, contribution to code was very good</text:span></text:p>
      <text:p text:style-name="P1"/>
      <text:p text:style-name="P1"><text:span text:style-name="T1">Name of group member: </text:span><text:span text:style-name="T2">Grant Smith</text:span><text:line-break/><text:span text:style-name="T1">Participation in group meetings: </text:span><text:span text:style-name="T2">10</text:span><text:line-break/><text:span text:style-name="T1">Timeliness in deliverable: </text:span><text:span text:style-name="T2">10</text:span><text:line-break/><text:span text:style-name="T1">Giving feedback: </text:span><text:span text:style-name="T2">10</text:span><text:line-break/><text:span text:style-name="T1">Total point: </text:span><text:span text:style-name="T2">10</text:span><text:span text:style-name="T1"> out of 10</text:span><text:line-break/><text:span text:style-name="T1">Comments(If any):</text:span><text:line-break/><text:line-break/><text:span text:style-name="T1">Name of group member: </text:span><text:span text:style-name="T2">Miranda Weldon</text:span><text:line-break/><text:span text:style-name="T1">Participation in group meetings: </text:span><text:span text:style-name="T2">10</text:span><text:line-break/><text:span text:style-name="T1">Timeliness in deliverable: </text:span><text:span text:style-name="T2">10</text:span><text:line-break/><text:span text:style-name="T1">Giving feedback: </text:span><text:span text:style-name="T2">10</text:span><text:line-break/><text:span text:style-name="T1">Total point: </text:span><text:span text:style-name="T2">10</text:span><text:span text:style-name="T1"> out of 10</text:span><text:line-break/><text:span text:style-name="T1">Comments(If any):</text:span> </text:p>
      <text:p text:style-name="P1"/>
      <text:p text:style-name="P2"><text:span text:style-name="T1">Name of group member: </text:span><text:span text:style-name="T2">Debra Wilkie</text:span><text:line-break/><text:span text:style-name="T1">Participation in group meetings: </text:span><text:span text:style-name="T2">8</text:span><text:line-break/><text:span text:style-name="T1">Timeliness in deliverable: </text:span><text:span text:style-name="T2">10</text:span><text:line-break/><text:span text:style-name="T1">Giving feedback: </text:span><text:span text:style-name="T2">10</text:span><text:line-break/><text:span text:style-name="T1">Total point: </text:span><text:span text:style-name="T2">9</text:span><text:span text:style-name="T1"> out of 10</text:span><text:line-break/><text:span text:style-name="T1">Comments(If any): </text:span><text:span text:style-name="T2">Missed quite a few meetings, but contributed well in the ones she attended</text:span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7:00:55.007000000</meta:creation-date>
    <dc:date>2016-03-14T17:10:09.439000000</dc:date>
    <meta:editing-duration>PT8M29S</meta:editing-duration>
    <meta:editing-cycles>2</meta:editing-cycles>
    <meta:generator>LibreOffice/5.0.0.5$Windows_x86 LibreOffice_project/1b1a90865e348b492231e1c451437d7a15bb262b</meta:generator>
    <meta:document-statistic meta:table-count="0" meta:image-count="0" meta:object-count="0" meta:page-count="1" meta:paragraph-count="5" meta:word-count="178" meta:character-count="1143" meta:non-whitespace-character-count="966"/>
  </office:meta>
</office:document-meta>
</file>